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justify"/>
    </style:style>
    <style:style style:name="T2" style:parent-style-name="Προεπιλεγμένηγραμματοσειρά" style:family="text">
      <style:text-properties fo:language="en" fo:country="US"/>
    </style:style>
    <style:style style:name="T3" style:parent-style-name="Προεπιλεγμένηγραμματοσειρά" style:family="text">
      <style:text-properties fo:language="en" fo:country="US"/>
    </style:style>
    <style:style style:name="T4" style:parent-style-name="Προεπιλεγμένηγραμματοσειρά" style:family="text">
      <style:text-properties fo:language="en" fo:country="US"/>
    </style:style>
    <style:style style:name="T5" style:parent-style-name="Προεπιλεγμένηγραμματοσειρά" style:family="text">
      <style:text-properties fo:language="en" fo:country="US"/>
    </style:style>
    <style:style style:name="T6" style:parent-style-name="Προεπιλεγμένηγραμματοσειρά" style:family="text">
      <style:text-properties fo:language="en" fo:country="US"/>
    </style:style>
    <style:style style:name="T7" style:parent-style-name="Προεπιλεγμένηγραμματοσειρά" style:family="text">
      <style:text-properties fo:language="en" fo:country="US"/>
    </style:style>
    <style:style style:name="T8" style:parent-style-name="Προεπιλεγμένηγραμματοσειρά" style:family="text">
      <style:text-properties fo:language="en" fo:country="US"/>
    </style:style>
    <style:style style:name="T9" style:parent-style-name="Προεπιλεγμένηγραμματοσειρά" style:family="text">
      <style:text-properties fo:language="en" fo:country="US"/>
    </style:style>
    <style:style style:name="T10" style:parent-style-name="Προεπιλεγμένηγραμματοσειρά" style:family="text">
      <style:text-properties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P16" style:parent-style-name="Βασικό" style:family="paragraph">
      <style:paragraph-properties fo:text-align="justify"/>
    </style:style>
    <style:style style:name="T17" style:parent-style-name="Προεπιλεγμένηγραμματοσειρά" style:family="text">
      <style:text-properties fo:language="en" fo:country="US"/>
    </style:style>
    <style:style style:name="P18" style:parent-style-name="Παράγραφοςλίστας" style:list-style-name="LFO1" style:family="paragraph">
      <style:paragraph-properties fo:text-align="justify"/>
    </style:style>
    <style:style style:name="T19" style:parent-style-name="Προεπιλεγμένηγραμματοσειρά" style:family="text">
      <style:text-properties fo:language="en" fo:country="US"/>
    </style:style>
    <style:style style:name="T20" style:parent-style-name="Προεπιλεγμένηγραμματοσειρά" style:family="text">
      <style:text-properties fo:language="en" fo:country="US"/>
    </style:style>
    <style:style style:name="T21" style:parent-style-name="Προεπιλεγμένηγραμματοσειρά" style:family="text">
      <style:text-properties fo:language="en" fo:country="US"/>
    </style:style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T24" style:parent-style-name="Προεπιλεγμένηγραμματοσειρά" style:family="text">
      <style:text-properties fo:language="en" fo:country="US"/>
    </style:style>
    <style:style style:name="T25" style:parent-style-name="Προεπιλεγμένηγραμματοσειρά" style:family="text">
      <style:text-properties fo:language="en" fo:country="US"/>
    </style:style>
    <style:style style:name="P26" style:parent-style-name="Παράγραφοςλίστας" style:list-style-name="LFO1" style:family="paragraph">
      <style:paragraph-properties fo:text-align="justify"/>
    </style:style>
    <style:style style:name="T27" style:parent-style-name="Προεπιλεγμένηγραμματοσειρά" style:family="text">
      <style:text-properties fo:language="en" fo:country="US"/>
    </style:style>
    <style:style style:name="T28" style:parent-style-name="Προεπιλεγμένηγραμματοσειρά" style:family="text">
      <style:text-properties fo:language="en" fo:country="US"/>
    </style:style>
    <style:style style:name="T29" style:parent-style-name="Προεπιλεγμένηγραμματοσειρά" style:family="text">
      <style:text-properties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T31" style:parent-style-name="Προεπιλεγμένηγραμματοσειρά" style:family="text">
      <style:text-properties fo:language="en" fo:country="US"/>
    </style:style>
    <style:style style:name="T32" style:parent-style-name="Προεπιλεγμένηγραμματοσειρά" style:family="text">
      <style:text-properties fo:language="en" fo:country="US"/>
    </style:style>
    <style:style style:name="T33" style:parent-style-name="Προεπιλεγμένηγραμματοσειρά" style:family="text">
      <style:text-properties fo:language="en" fo:country="US"/>
    </style:style>
    <style:style style:name="T34" style:parent-style-name="Προεπιλεγμένηγραμματοσειρά" style:family="text">
      <style:text-properties fo:language="en" fo:country="US"/>
    </style:style>
    <style:style style:name="T35" style:parent-style-name="Προεπιλεγμένηγραμματοσειρά" style:family="text">
      <style:text-properties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T37" style:parent-style-name="Προεπιλεγμένηγραμματοσειρά" style:family="text">
      <style:text-properties fo:language="en" fo:country="US"/>
    </style:style>
    <style:style style:name="T38" style:parent-style-name="Προεπιλεγμένηγραμματοσειρά" style:family="text">
      <style:text-properties fo:language="en" fo:country="US"/>
    </style:style>
    <style:style style:name="T39" style:parent-style-name="Προεπιλεγμένηγραμματοσειρά" style:family="text">
      <style:text-properties fo:language="en" fo:country="US"/>
    </style:style>
    <style:style style:name="T40" style:parent-style-name="Προεπιλεγμένηγραμματοσειρά" style:family="text">
      <style:text-properties fo:language="en" fo:country="US"/>
    </style:style>
    <style:style style:name="P41" style:parent-style-name="Παράγραφοςλίστας" style:list-style-name="LFO1" style:family="paragraph">
      <style:paragraph-properties fo:text-align="justify"/>
    </style:style>
    <style:style style:name="T42" style:parent-style-name="Προεπιλεγμένηγραμματοσειρά" style:family="text">
      <style:text-properties fo:language="en" fo:country="US"/>
    </style:style>
    <style:style style:name="T43" style:parent-style-name="Προεπιλεγμένηγραμματοσειρά" style:family="text">
      <style:text-properties fo:language="en" fo:country="US"/>
    </style:style>
    <style:style style:name="T44" style:parent-style-name="Προεπιλεγμένηγραμματοσειρά" style:family="text">
      <style:text-properties fo:language="en" fo:country="US"/>
    </style:style>
    <style:style style:name="T45" style:parent-style-name="Προεπιλεγμένηγραμματοσειρά" style:family="text">
      <style:text-properties fo:language="en" fo:country="US"/>
    </style:style>
    <style:style style:name="T46" style:parent-style-name="Προεπιλεγμένηγραμματοσειρά" style:family="text">
      <style:text-properties fo:language="en" fo:country="US"/>
    </style:style>
    <style:style style:name="T47" style:parent-style-name="Προεπιλεγμένηγραμματοσειρά" style:family="text">
      <style:text-properties fo:language="en" fo:country="US"/>
    </style:style>
    <style:style style:name="P48" style:parent-style-name="Παράγραφοςλίστας" style:list-style-name="LFO1" style:family="paragraph">
      <style:paragraph-properties fo:text-align="justify"/>
    </style:style>
    <style:style style:name="T49" style:parent-style-name="Προεπιλεγμένηγραμματοσειρά" style:family="text">
      <style:text-properties fo:language="en" fo:country="US"/>
    </style:style>
    <style:style style:name="T50" style:parent-style-name="Προεπιλεγμένηγραμματοσειρά" style:family="text">
      <style:text-properties fo:language="en" fo:country="US"/>
    </style:style>
    <style:style style:name="T51" style:parent-style-name="Προεπιλεγμένηγραμματοσειρά" style:family="text">
      <style:text-properties fo:language="en" fo:country="US"/>
    </style:style>
    <style:style style:name="T52" style:parent-style-name="Προεπιλεγμένηγραμματοσειρά" style:family="text">
      <style:text-properties fo:language="en" fo:country="US"/>
    </style:style>
    <style:style style:name="T53" style:parent-style-name="Προεπιλεγμένηγραμματοσειρά" style:family="text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T55" style:parent-style-name="Προεπιλεγμένηγραμματοσειρά" style:family="text">
      <style:text-properties fo:language="en" fo:country="US"/>
    </style:style>
    <style:style style:name="T56" style:parent-style-name="Προεπιλεγμένηγραμματοσειρά" style:family="text">
      <style:text-properties fo:language="en" fo:country="US"/>
    </style:style>
    <style:style style:name="T57" style:parent-style-name="Προεπιλεγμένηγραμματοσειρά" style:family="text">
      <style:text-properties fo:language="en" fo:country="US"/>
    </style:style>
    <style:style style:name="T58" style:parent-style-name="Προεπιλεγμένηγραμματοσειρά" style:family="text">
      <style:text-properties fo:language="en" fo:country="US"/>
    </style:style>
    <style:style style:name="T59" style:parent-style-name="Προεπιλεγμένηγραμματοσειρά" style:family="text">
      <style:text-properties fo:language="en" fo:country="US"/>
    </style:style>
    <style:style style:name="T60" style:parent-style-name="Προεπιλεγμένηγραμματοσειρά" style:family="text">
      <style:text-properties fo:language="en" fo:country="US"/>
    </style:style>
    <style:style style:name="T61" style:parent-style-name="Προεπιλεγμένηγραμματοσειρά" style:family="text">
      <style:text-properties fo:language="en" fo:country="US"/>
    </style:style>
    <style:style style:name="T62" style:parent-style-name="Προεπιλεγμένηγραμματοσειρά" style:family="text">
      <style:text-properties fo:language="en" fo:country="US"/>
    </style:style>
    <style:style style:name="T63" style:parent-style-name="Προεπιλεγμένηγραμματοσειρά" style:family="text">
      <style:text-properties fo:language="en" fo:country="US"/>
    </style:style>
    <style:style style:name="T64" style:parent-style-name="Προεπιλεγμένηγραμματοσειρά" style:family="text">
      <style:text-properties fo:language="en" fo:country="US"/>
    </style:style>
    <style:style style:name="T65" style:parent-style-name="Προεπιλεγμένηγραμματοσειρά" style:family="text">
      <style:text-properties fo:language="en" fo:country="US"/>
    </style:style>
    <style:style style:name="T66" style:parent-style-name="Προεπιλεγμένηγραμματοσειρά" style:family="text">
      <style:text-properties fo:language="en" fo:country="US"/>
    </style:style>
    <style:style style:name="T67" style:parent-style-name="Προεπιλεγμένηγραμματοσειρά" style:family="text">
      <style:text-properties fo:language="en" fo:country="US"/>
    </style:style>
    <style:style style:name="T68" style:parent-style-name="Προεπιλεγμένηγραμματοσειρά" style:family="text">
      <style:text-properties fo:language="en" fo:country="US"/>
    </style:style>
    <style:style style:name="T69" style:parent-style-name="Προεπιλεγμένηγραμματοσειρά" style:family="text">
      <style:text-properties fo:language="en" fo:country="US"/>
    </style:style>
    <style:style style:name="T70" style:parent-style-name="Προεπιλεγμένηγραμματοσειρά" style:family="text">
      <style:text-properties fo:language="en" fo:country="US"/>
    </style:style>
    <style:style style:name="T71" style:parent-style-name="Προεπιλεγμένηγραμματοσειρά" style:family="text">
      <style:text-properties fo:language="en" fo:country="US"/>
    </style:style>
    <style:style style:name="P72" style:parent-style-name="Παράγραφοςλίστας" style:list-style-name="LFO1" style:family="paragraph">
      <style:paragraph-properties fo:text-align="justify"/>
    </style:style>
    <style:style style:name="T73" style:parent-style-name="Προεπιλεγμένηγραμματοσειρά" style:family="text">
      <style:text-properties fo:language="en" fo:country="US"/>
    </style:style>
    <style:style style:name="T74" style:parent-style-name="Προεπιλεγμένηγραμματοσειρά" style:family="text">
      <style:text-properties fo:language="en" fo:country="US"/>
    </style:style>
    <style:style style:name="T75" style:parent-style-name="Προεπιλεγμένηγραμματοσειρά" style:family="text">
      <style:text-properties fo:language="en" fo:country="US"/>
    </style:style>
    <style:style style:name="T76" style:parent-style-name="Προεπιλεγμένηγραμματοσειρά" style:family="text">
      <style:text-properties fo:language="en" fo:country="US"/>
    </style:style>
    <style:style style:name="T77" style:parent-style-name="Προεπιλεγμένηγραμματοσειρά" style:family="text">
      <style:text-properties fo:language="en" fo:country="US"/>
    </style:style>
    <style:style style:name="T78" style:parent-style-name="Προεπιλεγμένηγραμματοσειρά" style:family="text">
      <style:text-properties fo:language="en" fo:country="US"/>
    </style:style>
    <style:style style:name="T79" style:parent-style-name="Προεπιλεγμένηγραμματοσειρά" style:family="text">
      <style:text-properties fo:language="en" fo:country="US"/>
    </style:style>
    <style:style style:name="P80" style:parent-style-name="Παράγραφοςλίστας" style:list-style-name="LFO1" style:family="paragraph">
      <style:paragraph-properties fo:text-align="justify"/>
    </style:style>
    <style:style style:name="T81" style:parent-style-name="Προεπιλεγμένηγραμματοσειρά" style:family="text">
      <style:text-properties fo:language="en" fo:country="US"/>
    </style:style>
    <style:style style:name="T82" style:parent-style-name="Προεπιλεγμένηγραμματοσειρά" style:family="text">
      <style:text-properties fo:language="en" fo:country="US"/>
    </style:style>
    <style:style style:name="T83" style:parent-style-name="Προεπιλεγμένηγραμματοσειρά" style:family="text">
      <style:text-properties fo:language="en" fo:country="US"/>
    </style:style>
    <style:style style:name="T84" style:parent-style-name="Προεπιλεγμένηγραμματοσειρά" style:family="text">
      <style:text-properties fo:language="en" fo:country="US"/>
    </style:style>
    <style:style style:name="T85" style:parent-style-name="Προεπιλεγμένηγραμματοσειρά" style:family="text">
      <style:text-properties fo:language="en" fo:country="US"/>
    </style:style>
    <style:style style:name="T86" style:parent-style-name="Προεπιλεγμένηγραμματοσειρά" style:family="text">
      <style:text-properties fo:language="en" fo:country="US"/>
    </style:style>
    <style:style style:name="T87" style:parent-style-name="Προεπιλεγμένηγραμματοσειρά" style:family="text">
      <style:text-properties fo:language="en" fo:country="US"/>
    </style:style>
    <style:style style:name="T88" style:parent-style-name="Προεπιλεγμένηγραμματοσειρά" style:family="text">
      <style:text-properties fo:language="en" fo:country="US"/>
    </style:style>
    <style:style style:name="T89" style:parent-style-name="Προεπιλεγμένηγραμματοσειρά" style:family="text">
      <style:text-properties fo:language="en" fo:country="US"/>
    </style:style>
    <style:style style:name="T90" style:parent-style-name="Προεπιλεγμένηγραμματοσειρά" style:family="text">
      <style:text-properties fo:language="en" fo:country="US"/>
    </style:style>
    <style:style style:name="T91" style:parent-style-name="Προεπιλεγμένηγραμματοσειρά" style:family="text">
      <style:text-properties fo:language="en" fo:country="US"/>
    </style:style>
    <style:style style:name="T92" style:parent-style-name="Προεπιλεγμένηγραμματοσειρά" style:family="text">
      <style:text-properties fo:language="en" fo:country="US"/>
    </style:style>
    <style:style style:name="T93" style:parent-style-name="Προεπιλεγμένηγραμματοσειρά" style:family="text">
      <style:text-properties fo:language="en" fo:country="US"/>
    </style:style>
    <style:style style:name="T94" style:parent-style-name="Προεπιλεγμένηγραμματοσειρά" style:family="text">
      <style:text-properties fo:language="en" fo:country="US"/>
    </style:style>
    <style:style style:name="T95" style:parent-style-name="Προεπιλεγμένηγραμματοσειρά" style:family="text">
      <style:text-properties fo:language="en" fo:country="US"/>
    </style:style>
    <style:style style:name="T96" style:parent-style-name="Προεπιλεγμένηγραμματοσειρά" style:family="text">
      <style:text-properties fo:language="en" fo:country="US"/>
    </style:style>
    <style:style style:name="T97" style:parent-style-name="Προεπιλεγμένηγραμματοσειρά" style:family="text">
      <style:text-properties fo:language="en" fo:country="US"/>
    </style:style>
    <style:style style:name="P98" style:parent-style-name="Παράγραφοςλίστας" style:list-style-name="LFO1" style:family="paragraph">
      <style:paragraph-properties fo:text-align="justify"/>
    </style:style>
    <style:style style:name="T99" style:parent-style-name="Προεπιλεγμένηγραμματοσειρά" style:family="text">
      <style:text-properties fo:language="en" fo:country="US"/>
    </style:style>
    <style:style style:name="T100" style:parent-style-name="Προεπιλεγμένηγραμματοσειρά" style:family="text">
      <style:text-properties fo:language="en" fo:country="US"/>
    </style:style>
    <style:style style:name="T101" style:parent-style-name="Προεπιλεγμένηγραμματοσειρά" style:family="text">
      <style:text-properties fo:language="en" fo:country="US"/>
    </style:style>
    <style:style style:name="T102" style:parent-style-name="Προεπιλεγμένηγραμματοσειρά" style:family="text">
      <style:text-properties fo:language="en" fo:country="US"/>
    </style:style>
    <style:style style:name="P103" style:parent-style-name="Παράγραφοςλίστας" style:list-style-name="LFO1" style:family="paragraph">
      <style:paragraph-properties fo:text-align="justify"/>
    </style:style>
    <style:style style:name="T104" style:parent-style-name="Προεπιλεγμένηγραμματοσειρά" style:family="text">
      <style:text-properties fo:language="en" fo:country="US"/>
    </style:style>
    <style:style style:name="P105" style:parent-style-name="Βασικό" style:family="paragraph">
      <style:paragraph-properties fo:text-align="justify"/>
      <style:text-properties fo:language="en" fo:country="US"/>
    </style:style>
    <style:style style:name="P106" style:parent-style-name="Βασικό" style:family="paragraph">
      <style:paragraph-properties fo:text-align="justify"/>
      <style:text-properties fo:language="en" fo:country="US"/>
    </style:style>
    <style:style style:name="P107" style:parent-style-name="Βασικό" style:family="paragraph">
      <style:paragraph-properties fo:text-align="justify"/>
    </style:style>
    <style:style style:name="T108" style:parent-style-name="Προεπιλεγμένηγραμματοσειρά" style:family="text">
      <style:text-properties fo:language="en" fo:country="US"/>
    </style:style>
    <style:style style:name="T109" style:parent-style-name="Προεπιλεγμένηγραμματοσειρά" style:family="text">
      <style:text-properties fo:language="en" fo:country="US"/>
    </style:style>
    <style:style style:name="T110" style:parent-style-name="Προεπιλεγμένηγραμματοσειρά" style:family="text">
      <style:text-properties fo:language="en" fo:country="US"/>
    </style:style>
    <style:style style:name="T111" style:parent-style-name="Προεπιλεγμένηγραμματοσειρά" style:family="text">
      <style:text-properties fo:language="en" fo:country="US"/>
    </style:style>
    <style:style style:name="T112" style:parent-style-name="Προεπιλεγμένηγραμματοσειρά" style:family="text">
      <style:text-properties fo:language="en" fo:country="US"/>
    </style:style>
    <style:style style:name="T113" style:parent-style-name="Προεπιλεγμένηγραμματοσειρά" style:family="text">
      <style:text-properties fo:language="en" fo:country="US"/>
    </style:style>
  </office:automatic-styles>
  <office:body>
    <office:text text:use-soft-page-breaks="true">
      <text:p text:style-name="P1">-Ο<text:s/><text:span text:style-name="T2">organizer</text:span><text:s/>είναι αυτός που κάνει<text:s/><text:span text:style-name="T3">deploy</text:span><text:s/>το<text:s/><text:span text:style-name="T4">contract</text:span>. Συγκεκριμένα, με<text:s/><text:span text:style-name="T5">transactions</text:span><text:s/>καθορίζει το<text:s/><text:span text:style-name="T6">voting</text:span><text:s/><text:span text:style-name="T7">question</text:span><text:s/>και τα<text:s/><text:span text:style-name="T8">options</text:span>. Επίσης<text:span text:style-name="T9"><text:s/></text:span>με<text:span text:style-name="T10"><text:s/>transaction<text:s/></text:span>προσθέτει<text:span text:style-name="T11"><text:s/></text:span>στο<text:span text:style-name="T12"><text:s/>Merkle tree<text:s/></text:span>τα<text:span text:style-name="T13"><text:s/>hashes<text:s/></text:span>των<text:span text:style-name="T14"><text:s/>witness keys<text:s/></text:span>των<text:span text:style-name="T15"><text:s/>eligible voters</text:span></text:p>
      <text:p text:style-name="P16">- Ένας<text:s/><text:span text:style-name="T17">voter</text:span><text:s/>για να μπορέσει να ψηφίσει πρέπει να κάνει τα εξής:</text:p>
      <text:list text:style-name="LFO1" text:continue-numbering="true">
        <text:list-item>
          <text:p text:style-name="P18">Αρχικά πρέπει να κάνει <text:s/>“<text:span text:style-name="T19">join</text:span>” στο<text:s/><text:span text:style-name="T20">contract</text:span><text:s/>μέσω του<text:s/><text:span text:style-name="T21">address</text:span><text:s/>του. Αυτή τη στιγμή υπάρχει<text:s/><text:span text:style-name="T22">prompt</text:span><text:s/>για να μπει το<text:s/><text:span text:style-name="T23">address</text:span>, θα μπορούσε να γίνει βάζοντας στην αρχική σελίδα του<text:s/><text:span text:style-name="T24">voter</text:span><text:s/>όλα τα διαθέσιμα<text:s/><text:span text:style-name="T25">contracts</text:span><text:s/>και να μπαίνει σε ένα από αυτά</text:p>
        </text:list-item>
        <text:list-item>
          <text:p text:style-name="P26">Έχοντας κάνει<text:s/><text:span text:style-name="T27">join</text:span><text:s/>στο<text:s/><text:span text:style-name="T28">contract</text:span><text:s/>ο<text:s/><text:span text:style-name="T29">voter</text:span><text:s/>πρέπει να κάνει<text:s/><text:span text:style-name="T30">verify</text:span><text:s/>τον εαυτό του , δηλαδή πρέπει να πάρει το<text:s/><text:span text:style-name="T31">witness</text:span><text:s/><text:span text:style-name="T32">key</text:span><text:s/>από το πανεπιστήμιο καθώς και να γίνει<text:s/><text:span text:style-name="T33">Mapped</text:span><text:s/>το<text:s/><text:span text:style-name="T34">public</text:span><text:s/><text:span text:style-name="T35">payment</text:span><text:s/><text:span text:style-name="T36">key</text:span><text:s/>του<text:s/><text:span text:style-name="T37">wallet</text:span><text:s/>του με το<text:s/><text:span text:style-name="T38">hash</text:span>(<text:span text:style-name="T39">witness</text:span><text:s/><text:span text:style-name="T40">key</text:span>). Έτσι λοιπόν γίνεται το εξής:</text:p>
          <text:list text:continue-numbering="true">
            <text:list-item>
              <text:p text:style-name="P41">Ο χρήστης κάνει<text:s/><text:span text:style-name="T42">login</text:span><text:s/>με τα ακαδημαικά του<text:s/><text:span text:style-name="T43">credentials</text:span><text:s/>και αν υπάρχει τότε εκδίδεται ένα τυχαίο 32<text:span text:style-name="T44">byte</text:span><text:s/><text:span text:style-name="T45">string</text:span><text:s/>που θα είναι το<text:s/><text:span text:style-name="T46">witness</text:span><text:s/><text:span text:style-name="T47">key</text:span>.</text:p>
            </text:list-item>
            <text:list-item>
              <text:p text:style-name="P48">Ο<text:s/><text:span text:style-name="T49">Server</text:span><text:s/>του πανεπιστημίου αυτόματα, μέσω ενός<text:s/><text:span text:style-name="T50">dummy</text:span><text:s/><text:span text:style-name="T51">wallet</text:span><text:s/>κάνει ένα<text:s/><text:span text:style-name="T52">transaction</text:span><text:s/>στο συγκεκριμένο<text:s/><text:span text:style-name="T53">contract</text:span><text:s/>όπου καταχωρεί στο<text:s/><text:span text:style-name="T54">map</text:span><text:s/>το ζευγάρι<text:s/><text:span text:style-name="T55">public</text:span><text:s/><text:span text:style-name="T56">payment</text:span><text:s/><text:span text:style-name="T57">key</text:span>,<text:s/><text:span text:style-name="T58">hash</text:span>(<text:span text:style-name="T59">witness</text:span><text:s/><text:span text:style-name="T60">key</text:span>). Αυτό το<text:s/><text:span text:style-name="T61">map</text:span><text:s/>είναι<text:s/><text:span text:style-name="T62">publicly</text:span><text:s/><text:span text:style-name="T63">available</text:span><text:s/>Πάνω στο<text:s/><text:span text:style-name="T64">contract</text:span>. Το<text:s/><text:span text:style-name="T65">transaction</text:span><text:s/>μέσω του οποίου γίνεται είναι το record_payment_key. ΕΡΩΤΗΣΗ: Αυτή τη στιγμή το<text:s/><text:span text:style-name="T66">record</text:span>_<text:span text:style-name="T67">payment</text:span>_<text:span text:style-name="T68">key</text:span><text:s/>μπορεί να το καλέσει όποιος θέλει. Πως θα το περιορίσω αυτό? (ΛΥΣΗ: Μάλλον πρέπει μόνο το πανεπιστήμιο να το κάνει αυτό έχοντας ίδιο<text:s/><text:span text:style-name="T69">witness</text:span><text:s/><text:span text:style-name="T70">key</text:span><text:s/>με τον<text:s/><text:span text:style-name="T71">organizer</text:span>)</text:p>
            </text:list-item>
            <text:list-item>
              <text:p text:style-name="P72">Μόλις ολοκληρωθεί η εισαγωγή στο<text:s/><text:span text:style-name="T73">Map</text:span><text:s/>επιστρέφεται το<text:s/><text:span text:style-name="T74">secret</text:span><text:s/><text:span text:style-name="T75">key</text:span><text:s/>στον χρήστη <text:s/>ενώ το<text:s/><text:span text:style-name="T76">hash</text:span>(<text:span text:style-name="T77">secret</text:span>_<text:span text:style-name="T78">key</text:span>) εισάγεται στη βάση ώστε να μπορέσει ο<text:s/><text:span text:style-name="T79">organizer</text:span><text:s/>να το δει και να προσθέσει το χρήστη στην ψηφοφορία</text:p>
            </text:list-item>
            <text:list-item>
              <text:p text:style-name="P80">Τώρα ο χρήστης αν δοκιμάσει να ψηφίσει δε θα μπορεί γιατί ακόμα δεν έχει μπει στο<text:s/><text:span text:style-name="T81">merkle</text:span><text:s/><text:span text:style-name="T82">tree</text:span><text:s/>οπότε πρέπει ο<text:s/><text:span text:style-name="T83">organizer</text:span><text:s/>να τον προσθέσει στην ψηφοφορία. ΕΡΩΤΗΣΗ: Είναι σωστό αυτό? Είναι σαν να έχουμε δηλαδή<text:s/><text:span text:style-name="T84">registration</text:span><text:s/><text:span text:style-name="T85">period</text:span><text:s/>και<text:s/><text:span text:style-name="T86">voting</text:span><text:s/><text:span text:style-name="T87">period</text:span>. Μήπως πρέπει με το που γίνει<text:s/><text:span text:style-name="T88">verified</text:span><text:s/>να ψηφίζει κιόλας? (ΛΥΣΗ: Θα μπορούσε μόλις ταυτοποιηθεί ο χρήστης και γίνει η εισαγωγή στο<text:s/><text:span text:style-name="T89">Map</text:span><text:s/>να εκτελεστεί από το πανεπιστήμιο<text:s/><text:span text:style-name="T90">transaction</text:span><text:s/><text:span text:style-name="T91">add</text:span>_<text:span text:style-name="T92">voter</text:span><text:s/>ώστε ο χρήστης να προσθέσει τον εαυτό του στο<text:s/><text:span text:style-name="T93">merkle</text:span><text:s/><text:span text:style-name="T94">tree</text:span><text:s/>των<text:s/><text:span text:style-name="T95">eligible</text:span><text:s/><text:span text:style-name="T96">voters</text:span><text:s/>και να φεύγει αυτή η ευθύνη από τον<text:s/><text:span text:style-name="T97">organizer</text:span>).</text:p>
            </text:list-item>
            <text:list-item>
              <text:p text:style-name="P98">Ο<text:s/><text:span text:style-name="T99">organizer</text:span><text:s/>κοιτώντας την βάση πρέπει να προσθέσει το χρήστη στην ψηφοφορία μέσω του<text:s/><text:span text:style-name="T100">transaction</text:span><text:s/><text:span text:style-name="T101">add</text:span>_<text:span text:style-name="T102">voter</text:span>.</text:p>
            </text:list-item>
            <text:list-item>
              <text:p text:style-name="P103">Όταν προστεθεί επιτυχώς από τον<text:s/><text:span text:style-name="T104">organizer</text:span><text:s/>τότε ο χρήστης μπορεί να ψηφίσει</text:p>
            </text:list-item>
          </text:list>
        </text:list-item>
      </text:list>
      <text:p text:style-name="P105"/>
      <text:p text:style-name="P106"/>
      <text:p text:style-name="P107">Ανταλλαγή κλειδιων μεταξυ πανεπιστημιου και<text:s/><text:span text:style-name="T108">organizer</text:span><text:s/>και μετα αυτό το κλειδι να μπορει να χρησιμοποιηθει και από το πανεπιστημιο και το<text:s/><text:span text:style-name="T109">organizer</text:span>.<text:s/>Το κανει<text:s/><text:span text:style-name="T110">issue</text:span><text:s/>το πανεπιστημιο, το γνωστοποιει στον<text:s/><text:span text:style-name="T111">organizer</text:span><text:s/><text:span text:style-name="T112">kai</text:span><text:s/><text:span text:style-name="T113">mporei</text:span><text:s/>το πανεπιστημιο να το χρησιμοποιει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mitris Vassiliou</meta:initial-creator>
    <dc:creator>Dimitris Vassiliou</dc:creator>
    <meta:creation-date>2025-05-13T18:15:00Z</meta:creation-date>
    <dc:date>2025-06-04T16:07:00Z</dc:date>
    <meta:template xlink:href="Normal.dotm" xlink:type="simple"/>
    <meta:editing-cycles>10</meta:editing-cycles>
    <meta:editing-duration>PT4500S</meta:editing-duration>
    <meta:document-statistic meta:page-count="1" meta:paragraph-count="5" meta:word-count="412" meta:character-count="2632" meta:row-count="18" meta:non-whitespace-character-count="2225"/>
  </office:meta>
</office:document-meta>
</file>